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2.84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849cm" svg:x="1.4cm" svg:y="-1.106cm" presentation:class="title" presentation:user-transformed="true">
          <draw:text-box>
            <text:p>The WAVE Regulatory Complex Links Diverse Receptors to the Actin Cytoskeleton</text:p>
          </draw:text-box>
        </draw:frame>
        <draw:frame presentation:style-name="pr2" draw:text-style-name="P1" draw:layer="layout" svg:width="25.199cm" svg:height="12.179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4.819cm" svg:x="1.4cm" svg:y="0.18cm" presentation:class="title">
          <draw:text-box>
            <text:p>Background and Introduction</text:p>
          </draw:text-box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5cm" svg:x="1.4cm" svg:y="0.834cm" presentation:class="title" presentation:user-transformed="true">
          <draw:text-box>
            <text:p><text:span text:style-name="T1">Whether and WhereWRC bind to conserved peptide moti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819cm" svg:x="1.4cm" svg:y="0.18cm" presentation:class="title" presentation:user-transformed="true">
          <draw:text-box>
            <text:p>How the WIRS motif binds to the WRC</text:p>
          </draw:text-box>
        </draw:frame>
        <draw:frame presentation:style-name="pr7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ejian Mo</meta:initial-creator>
    <meta:creation-date>2018-04-11T23:23:26.939936729</meta:creation-date>
    <meta:generator>LibreOffice/6.0.3.2$Linux_X86_64 LibreOffice_project/00m0$Build-2</meta:generator>
    <dc:date>2018-04-11T23:50:30.358545004</dc:date>
    <dc:creator>Yuejian Mo</dc:creator>
    <meta:editing-duration>PT16M47S</meta:editing-duration>
    <meta:editing-cycles>15</meta:editing-cycles>
    <meta:document-statistic meta:object-count="40"/>
  </office:meta>
</office:document-meta>
</file>